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Sans" svg:font-family="'Lucida Sans', 'Helvetica Neue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45cm" table:align="left"/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3.415cm"/>
    </style:style>
    <style:style style:name="Table1.C" style:family="table-column">
      <style:table-column-properties style:column-width="4.55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6f876" officeooo:paragraph-rsid="0006f876"/>
    </style:style>
    <style:style style:name="P2" style:family="paragraph" style:parent-style-name="Standard">
      <style:text-properties officeooo:rsid="00074c9e" officeooo:paragraph-rsid="00074c9e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fo:font-weight="normal"/>
    </style:style>
    <style:style style:name="P5" style:family="paragraph" style:parent-style-name="Text_20_body">
      <style:text-properties fo:font-weight="normal" officeooo:rsid="0006f876" officeooo:paragraph-rsid="0006f876"/>
    </style:style>
    <style:style style:name="P6" style:family="paragraph" style:parent-style-name="Standard">
      <style:text-properties officeooo:rsid="0009ab99" officeooo:paragraph-rsid="0009ab99"/>
    </style:style>
    <style:style style:name="P7" style:family="paragraph" style:parent-style-name="Standard">
      <style:text-properties officeooo:rsid="0009ab99" officeooo:paragraph-rsid="000d7c01"/>
    </style:style>
    <style:style style:name="P8" style:family="paragraph" style:parent-style-name="Standard">
      <style:text-properties officeooo:rsid="000ba1da" officeooo:paragraph-rsid="000ba1da"/>
    </style:style>
    <style:style style:name="P9" style:family="paragraph" style:parent-style-name="Standard">
      <style:text-properties officeooo:rsid="000ba1da" officeooo:paragraph-rsid="000d2c8d"/>
    </style:style>
    <style:style style:name="P10" style:family="paragraph" style:parent-style-name="Standard">
      <style:text-properties officeooo:rsid="00074c9e" officeooo:paragraph-rsid="00074c9e"/>
    </style:style>
    <style:style style:name="P11" style:family="paragraph" style:parent-style-name="Standard">
      <style:text-properties officeooo:rsid="000d7c01" officeooo:paragraph-rsid="000d7c01"/>
    </style:style>
    <style:style style:name="P12" style:family="paragraph" style:parent-style-name="Standard">
      <style:text-properties officeooo:paragraph-rsid="000f104d"/>
    </style:style>
    <style:style style:name="P13" style:family="paragraph" style:parent-style-name="Standard">
      <style:text-properties officeooo:rsid="000f104d" officeooo:paragraph-rsid="000f104d"/>
    </style:style>
    <style:style style:name="P14" style:family="paragraph" style:parent-style-name="Standard">
      <style:text-properties officeooo:rsid="0010c72c" officeooo:paragraph-rsid="0010c72c"/>
    </style:style>
    <style:style style:name="P15" style:family="paragraph" style:parent-style-name="Standard">
      <style:text-properties officeooo:rsid="0011bf25" officeooo:paragraph-rsid="0011bf25"/>
    </style:style>
    <style:style style:name="T1" style:family="text">
      <style:text-properties fo:font-weight="normal"/>
    </style:style>
    <style:style style:name="T2" style:family="text">
      <style:text-properties fo:font-weight="normal" officeooo:rsid="000fb1cf"/>
    </style:style>
    <style:style style:name="T3" style:family="text">
      <style:text-properties officeooo:rsid="000831ce"/>
    </style:style>
    <style:style style:name="T4" style:family="text">
      <style:text-properties style:text-position="sub 58%"/>
    </style:style>
    <style:style style:name="T5" style:family="text">
      <style:text-properties officeooo:rsid="000ba1da"/>
    </style:style>
    <style:style style:name="T6" style:family="text">
      <style:text-properties officeooo:rsid="000d2c8d"/>
    </style:style>
    <style:style style:name="T7" style:family="text">
      <style:text-properties style:font-name="Liberation Serif1" officeooo:rsid="000d2c8d"/>
    </style:style>
    <style:style style:name="T8" style:family="text">
      <style:text-properties officeooo:rsid="000d7c01"/>
    </style:style>
    <style:style style:name="T9" style:family="text">
      <style:text-properties officeooo:rsid="000eb939"/>
    </style:style>
    <style:style style:name="T10" style:family="text">
      <style:text-properties officeooo:rsid="000fb1cf"/>
    </style:style>
    <style:style style:name="T11" style:family="text">
      <style:text-properties officeooo:rsid="0011bf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ynamic Programming: Segmented Least Squares</text:p>
      <text:p text:style-name="P1"/>
      <text:p text:style-name="P5">The following is the list of team member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Strong_20_Emphasis">S.No</text:span></text:p>
          </table:table-cell>
          <table:table-cell table:style-name="Table1.A1" office:value-type="string">
            <text:p text:style-name="P3"><text:span text:style-name="Strong_20_Emphasis"> ID No</text:span></text:p>
          </table:table-cell>
          <table:table-cell table:style-name="Table1.A1" office:value-type="string">
            <text:p text:style-name="P3"><text:span text:style-name="Strong_20_Emphasis">  Name</text:span></text:p>
          </table:table-cell>
        </table:table-row>
        <table:table-row>
          <table:table-cell table:style-name="Table1.A1" office:value-type="string">
            <text:p text:style-name="P4">1.</text:p>
          </table:table-cell>
          <table:table-cell table:style-name="Table1.A1" office:value-type="string">
            <text:p text:style-name="P3"> <text:span text:style-name="T1">2017B2A71604H</text:span></text:p>
          </table:table-cell>
          <table:table-cell table:style-name="Table1.A1" office:value-type="string">
            <text:p text:style-name="P3">  <text:span text:style-name="T1">Pranav V Grandhi</text:span></text:p>
          </table:table-cell>
        </table:table-row>
        <table:table-row>
          <table:table-cell table:style-name="Table1.A1" office:value-type="string">
            <text:p text:style-name="P4">2.</text:p>
          </table:table-cell>
          <table:table-cell table:style-name="Table1.A1" office:value-type="string">
            <text:p text:style-name="P3"> <text:span text:style-name="T1">2017B3A70878H</text:span></text:p>
          </table:table-cell>
          <table:table-cell table:style-name="Table1.A1" office:value-type="string">
            <text:p text:style-name="P3">  <text:span text:style-name="T1">Rahul R Shevade</text:span></text:p>
          </table:table-cell>
        </table:table-row>
        <table:table-row>
          <table:table-cell table:style-name="Table1.A1" office:value-type="string">
            <text:p text:style-name="P4">3.</text:p>
          </table:table-cell>
          <table:table-cell table:style-name="Table1.A1" office:value-type="string">
            <text:p text:style-name="P3"> <text:span text:style-name="T1">2017B3A70740H</text:span></text:p>
          </table:table-cell>
          <table:table-cell table:style-name="Table1.A1" office:value-type="string">
            <text:p text:style-name="P3">  <text:span text:style-name="T1">Vamshi Kasam</text:span></text:p>
          </table:table-cell>
        </table:table-row>
        <table:table-row>
          <table:table-cell table:style-name="Table1.A1" office:value-type="string">
            <text:p text:style-name="P4">4.</text:p>
          </table:table-cell>
          <table:table-cell table:style-name="Table1.A1" office:value-type="string">
            <text:p text:style-name="P3"> <text:span text:style-name="T1">2017B3A71386H</text:span></text:p>
          </table:table-cell>
          <table:table-cell table:style-name="Table1.A1" office:value-type="string">
            <text:p text:style-name="P3">  <text:span text:style-name="T1">Shanmukh Kali Prasad</text:span></text:p>
          </table:table-cell>
        </table:table-row>
      </table:table>
      <text:p text:style-name="P1"/>
      <text:p text:style-name="P1">Introduction:</text:p>
      <text:p text:style-name="P1"/>
      <text:p text:style-name="P2">The problem statement is- given a set of points, find a sequence of lines that minimises a function f(x), where f(x) = E + cL <text:span text:style-name="T3">and-</text:span></text:p>
      <text:p text:style-name="P2"><text:tab/>E= sum of squared errors in each segment</text:p>
      <text:p text:style-name="P2"><text:tab/>L= the number of lines in the sequence</text:p>
      <text:p text:style-name="P2"><text:tab/><text:span text:style-name="T5">c= Penalty for using each line segment</text:span></text:p>
      <text:p text:style-name="P2">This approach helps us solve a multi-objective problem of accuracy and parsimony with a single function.</text:p>
      <text:p text:style-name="P2"/>
      <text:p text:style-name="P2"><text:span text:style-name="T3">Approach to the Problem</text:span>:</text:p>
      <text:p text:style-name="P2"/>
      <text:p text:style-name="P2">Let OPT(j) denote the minimum cost for points p1, p2, …, pj. Let e(i, j) denote the minimum squared error for points pi, pi+1, …, pj. The crucial observation is that the last point pj for some subproblem OPT(j) belongs to a single segment in the optimal partition, and that segment begins at some earlier point pi. Thus, if we knew OPT(i-1), we could compute OPT(j). This leads to the following recursi<text:span text:style-name="T3">on</text:span>:</text:p>
      <text:p text:style-name="P2"><text:tab/></text:p>
      <text:p text:style-name="P2"><text:tab/><text:tab/><text:tab/>OPT(j) = min<text:span text:style-name="T4">1 ≤ i ≤ j</text:span>(e(i,j) + C + OPT[i-1])</text:p>
      <text:p text:style-name="P2"/>
      <text:p text:style-name="P6">Discussion:</text:p>
      <text:p text:style-name="P6"/>
      <text:p text:style-name="P8">Generally seen in the linear regression problem, the best fit line is obtained through a series of derivatives finally resulting in a slope intercept form where -</text:p>
      <text:p text:style-name="P8"/>
      <text:p text:style-name="P9"><text:tab/><text:span text:style-name="T6">a</text:span> (slope) = <text:span text:style-name="T7">Σ</text:span><text:span text:style-name="T6">( xi – X)*</text:span><text:span text:style-name="T7">Σ</text:span><text:span text:style-name="T6">(yi-Y)/</text:span><text:span text:style-name="T7">Σ</text:span><text:span text:style-name="T6">((xi-X)^2)</text:span></text:p>
      <text:p text:style-name="P7"><text:tab/><text:span text:style-name="T6">b (y-intercept) = </text:span><text:span text:style-name="T8">Y – aX</text:span></text:p>
      <text:p text:style-name="P7"><text:span text:style-name="T6"><text:tab/><text:tab/><text:tab/><text:tab/><text:tab/></text:span><text:span text:style-name="T8">where X and Y are means of x and y respectively.</text:span></text:p>
      <text:p text:style-name="P7"><text:span text:style-name="T6"><text:s/></text:span></text:p>
      <text:p text:style-name="P9">This is a problem approached with dynamic programming. While the earlier approach suggests a time complexity of O(n^3), pre-computing the summations of the terms of the error i.e <text:span text:style-name="T7">Σ</text:span>(y^2), <text:span text:style-name="T7">Σ</text:span>(xy), <text:span text:style-name="T7">Σ</text:span>(x^2) etc, reduces the complexity significantly to O(n^2) <text:span text:style-name="T10">(our implementation does this)</text:span>. Space complexity of the algorithm is O(n^2) due to the error matrix. </text:p>
      <text:p text:style-name="P8"/>
      <text:p text:style-name="P8">The algorithm is prevented from using too many line segments to fit the data points with the help of the penalty term, ‘C’- which increases the total error. <text:s/></text:p>
      <text:p text:style-name="P11"><text:soft-page-break/>Issues in coding-</text:p>
      <text:p text:style-name="P11"/>
      <text:p text:style-name="P12"><text:span text:style-name="T8">As mentioned earlier, decreasing the time complexity required the making of an array to store all the precomputed values (prefix sums). <text:s/>We have implemented using the C++ language. The STL library was used to implement many structures. Visualization for large test cases is not very feasible as plotting greater than 500 points fills the whole plot completely. </text:span><text:span text:style-name="T9">As the test cases get larger, the comprehensibility of the segments decreases rapidly. Henceforth, </text:span><text:span text:style-name="T1">we checked the correctness of the algorithm for small cases, while visualizing them. Since visualization libraries are easier to use in python, the visualization was implemented in python. </text:span></text:p>
      <text:p text:style-name="P12"><text:span text:style-name="T1"/></text:p>
      <text:p text:style-name="P13"><text:span text:style-name="T1">Analysis Based on Penalty Values</text:span></text:p>
      <text:p text:style-name="P13"><text:span text:style-name="T1"/></text:p>
      <text:p text:style-name="P13"><text:span text:style-name="T1">As the penalty value increases, we observe an increase in the error. The number of lines are directly proportional to the penalty value because, penalty value is the cost of adding a new line. </text:span><text:span text:style-name="T2">When the penalty is zero, the optimal solution is formed by the points themselves i.e each point is a line. As the penalty increases, the number of lines tend towards one.</text:span></text:p>
      <text:p text:style-name="P6"/>
      <text:p text:style-name="P14">Time Taken</text:p>
      <text:p text:style-name="P14"/>
      <text:p text:style-name="P14">input1.txt – 0.000681s</text:p>
      <text:p text:style-name="P14">input2.txt – 0.000479s</text:p>
      <text:p text:style-name="P14">input3.txt – 0.000486s</text:p>
      <text:p text:style-name="P14">input4.txt – 0.000595s</text:p>
      <text:p text:style-name="P14">input5.txt – 0.000817s</text:p>
      <text:p text:style-name="P14">input6.txt – 0.002044s</text:p>
      <text:p text:style-name="P14">input7.txt – 0.001115s</text:p>
      <text:p text:style-name="P14">input8.txt – 0.000864s</text:p>
      <text:p text:style-name="P14">input9.txt – 0.001931s</text:p>
      <text:p text:style-name="P14">input10.txt – 0.002296<text:span text:style-name="T11">s</text:span></text:p>
      <text:p text:style-name="P15">input11.txt – 0.128989s</text:p>
      <text:p text:style-name="P15">input12.txt – 0.052519s</text:p>
      <text:p text:style-name="P15">input13.txt – 0.105718s</text:p>
      <text:p text:style-name="P1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Sans" svg:font-family="'Lucida Sans', 'Helvetica Neue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23:32:31.663296745</meta:creation-date>
    <dc:date>2021-04-08T20:10:13.321102921</dc:date>
    <meta:editing-duration>PT21M13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2" meta:paragraph-count="53" meta:word-count="521" meta:character-count="3249" meta:non-whitespace-character-count="2729"/>
  </office:meta>
</office:document-meta>
</file>